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6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40.64mm"/>
    </style:style>
    <style:style style:name="co6" style:family="table-column">
      <style:table-column-properties fo:break-before="auto" style:column-width="49.67mm"/>
    </style:style>
    <style:style style:name="co7" style:family="table-column">
      <style:table-column-properties fo:break-before="auto" style:column-width="64.63mm"/>
    </style:style>
    <style:style style:name="co8" style:family="table-column">
      <style:table-column-properties fo:break-before="auto" style:column-width="63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80108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8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4"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4"/>
  </office:automatic-styles>
  <office:body>
    <office:spreadsheet>
      <table:calculation-settings table:automatic-find-labels="false"/>
      <table:table table:name="1ª melhora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83585" calcext:value-type="float">
            <text:p>2,184</text:p>
          </table:table-cell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OTAL ITERAÇÕES</text:p>
          </table:table-cell>
          <table:table-cell office:value-type="string" calcext:value-type="string">
            <text:p>SOMA TEMPO</text:p>
          </table:table-cell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231649" calcext:value-type="float">
            <text:p>2,232</text:p>
          </table:table-cell>
          <table:table-cell office:value-type="float" office:value="82" calcext:value-type="float">
            <text:p>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formula="of:=SUM([.F1:.F50])" office:value-type="float" office:value="107663" calcext:value-type="float">
            <text:p>107663</text:p>
          </table:table-cell>
          <table:table-cell table:formula="of:=SUM([.E1:.E61])" office:value-type="float" office:value="2055.579142" calcext:value-type="float">
            <text:p>2055,579142</text:p>
          </table:table-cell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26509" calcext:value-type="float">
            <text:p>0,265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18568" calcext:value-type="float">
            <text:p>0,186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30242" calcext:value-type="float">
            <text:p>0,230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197564" calcext:value-type="float">
            <text:p>0,198</text:p>
          </table:table-cell>
          <table:table-cell office:value-type="float" office:value="101" calcext:value-type="float">
            <text:p>1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421052" calcext:value-type="float">
            <text:p>0,421</text:p>
          </table:table-cell>
          <table:table-cell office:value-type="float" office:value="91" calcext:value-type="float">
            <text:p>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133981" calcext:value-type="float">
            <text:p>0,134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6296" calcext:value-type="float">
            <text:p>0,163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225292" calcext:value-type="float">
            <text:p>0,225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table:formula="of:=AVERAGE([.G1:.G10])" office:value-type="float" office:value="180.3" calcext:value-type="float">
            <text:p>18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87044" calcext:value-type="float">
            <text:p>0,687</text:p>
          </table:table-cell>
          <table:table-cell office:value-type="float" office:value="442" calcext:value-type="float">
            <text:p>44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826468" calcext:value-type="float">
            <text:p>0,826</text:p>
          </table:table-cell>
          <table:table-cell office:value-type="float" office:value="478" calcext:value-type="float">
            <text:p>478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67232" calcext:value-type="float">
            <text:p>0,767</text:p>
          </table:table-cell>
          <table:table-cell office:value-type="float" office:value="442" calcext:value-type="float">
            <text:p>44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75037" calcext:value-type="float">
            <text:p>0,975</text:p>
          </table:table-cell>
          <table:table-cell office:value-type="float" office:value="377" calcext:value-type="float">
            <text:p>37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2697" calcext:value-type="float">
            <text:p>0,627</text:p>
          </table:table-cell>
          <table:table-cell office:value-type="float" office:value="377" calcext:value-type="float">
            <text:p>377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78369" calcext:value-type="float">
            <text:p>0,578</text:p>
          </table:table-cell>
          <table:table-cell office:value-type="float" office:value="357" calcext:value-type="float">
            <text:p>35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73243" calcext:value-type="float">
            <text:p>0,732</text:p>
          </table:table-cell>
          <table:table-cell office:value-type="float" office:value="435" calcext:value-type="float">
            <text:p>43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713691" calcext:value-type="float">
            <text:p>0,714</text:p>
          </table:table-cell>
          <table:table-cell office:value-type="float" office:value="449" calcext:value-type="float">
            <text:p>44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657243" calcext:value-type="float">
            <text:p>0,657</text:p>
          </table:table-cell>
          <table:table-cell office:value-type="float" office:value="414" calcext:value-type="float">
            <text:p>414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403301" calcext:value-type="float">
            <text:p>1,403</text:p>
          </table:table-cell>
          <table:table-cell office:value-type="float" office:value="382" calcext:value-type="float">
            <text:p>382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NA</text:p>
          </table:table-cell>
          <table:table-cell table:formula="of:=AVERAGE([.G11:.G20])" office:value-type="float" office:value="525.8" calcext:value-type="float">
            <text:p>525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11629" calcext:value-type="float">
            <text:p>1,012</text:p>
          </table:table-cell>
          <table:table-cell office:value-type="float" office:value="567" calcext:value-type="float">
            <text:p>56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453906" calcext:value-type="float">
            <text:p>1,454</text:p>
          </table:table-cell>
          <table:table-cell office:value-type="float" office:value="689" calcext:value-type="float">
            <text:p>68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040394" calcext:value-type="float">
            <text:p>1,040</text:p>
          </table:table-cell>
          <table:table-cell office:value-type="float" office:value="624" calcext:value-type="float">
            <text:p>62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128306" calcext:value-type="float">
            <text:p>1,128</text:p>
          </table:table-cell>
          <table:table-cell office:value-type="float" office:value="710" calcext:value-type="float">
            <text:p>7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115886" calcext:value-type="float">
            <text:p>1,116</text:p>
          </table:table-cell>
          <table:table-cell office:value-type="float" office:value="572" calcext:value-type="float">
            <text:p>57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137188" calcext:value-type="float">
            <text:p>1,137</text:p>
          </table:table-cell>
          <table:table-cell office:value-type="float" office:value="565" calcext:value-type="float">
            <text:p>56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19186" calcext:value-type="float">
            <text:p>1,192</text:p>
          </table:table-cell>
          <table:table-cell office:value-type="float" office:value="590" calcext:value-type="float">
            <text:p>59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260628" calcext:value-type="float">
            <text:p>1,261</text:p>
          </table:table-cell>
          <table:table-cell office:value-type="float" office:value="616" calcext:value-type="float">
            <text:p>61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155284" calcext:value-type="float">
            <text:p>1,155</text:p>
          </table:table-cell>
          <table:table-cell office:value-type="float" office:value="590" calcext:value-type="float">
            <text:p>59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976555" calcext:value-type="float">
            <text:p>0,977</text:p>
          </table:table-cell>
          <table:table-cell office:value-type="float" office:value="576" calcext:value-type="float">
            <text:p>57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A</text:p>
          </table:table-cell>
          <table:table-cell table:formula="of:=AVERAGE([.G21:.G30])" office:value-type="float" office:value="245.3" calcext:value-type="float">
            <text:p>24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.122267" calcext:value-type="float">
            <text:p>7,122</text:p>
          </table:table-cell>
          <table:table-cell office:value-type="float" office:value="3984" calcext:value-type="float">
            <text:p>3984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.000129" calcext:value-type="float">
            <text:p>7,000</text:p>
          </table:table-cell>
          <table:table-cell office:value-type="float" office:value="3902" calcext:value-type="float">
            <text:p>390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841112" calcext:value-type="float">
            <text:p>6,841</text:p>
          </table:table-cell>
          <table:table-cell office:value-type="float" office:value="3789" calcext:value-type="float">
            <text:p>3789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.141322" calcext:value-type="float">
            <text:p>8,141</text:p>
          </table:table-cell>
          <table:table-cell office:value-type="float" office:value="4148" calcext:value-type="float">
            <text:p>414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.457516" calcext:value-type="float">
            <text:p>7,458</text:p>
          </table:table-cell>
          <table:table-cell office:value-type="float" office:value="4139" calcext:value-type="float">
            <text:p>4139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.662608" calcext:value-type="float">
            <text:p>7,663</text:p>
          </table:table-cell>
          <table:table-cell office:value-type="float" office:value="4296" calcext:value-type="float">
            <text:p>4296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.611655" calcext:value-type="float">
            <text:p>7,612</text:p>
          </table:table-cell>
          <table:table-cell office:value-type="float" office:value="4271" calcext:value-type="float">
            <text:p>427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.601354" calcext:value-type="float">
            <text:p>6,601</text:p>
          </table:table-cell>
          <table:table-cell office:value-type="float" office:value="3860" calcext:value-type="float">
            <text:p>386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.541634" calcext:value-type="float">
            <text:p>7,542</text:p>
          </table:table-cell>
          <table:table-cell office:value-type="float" office:value="4291" calcext:value-type="float">
            <text:p>429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004095" calcext:value-type="float">
            <text:p>7,004</text:p>
          </table:table-cell>
          <table:table-cell office:value-type="float" office:value="3943" calcext:value-type="float">
            <text:p>394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A</text:p>
          </table:table-cell>
          <table:table-cell table:formula="of:=AVERAGE([.G31:.G40])" office:value-type="float" office:value="1045.3" calcext:value-type="float">
            <text:p>104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.011671" calcext:value-type="float">
            <text:p>15,012</text:p>
          </table:table-cell>
          <table:table-cell office:value-type="float" office:value="5527" calcext:value-type="float">
            <text:p>552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.551598" calcext:value-type="float">
            <text:p>13,552</text:p>
          </table:table-cell>
          <table:table-cell office:value-type="float" office:value="4907" calcext:value-type="float">
            <text:p>490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.925654" calcext:value-type="float">
            <text:p>15,926</text:p>
          </table:table-cell>
          <table:table-cell office:value-type="float" office:value="5864" calcext:value-type="float">
            <text:p>586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.930942" calcext:value-type="float">
            <text:p>15,931</text:p>
          </table:table-cell>
          <table:table-cell office:value-type="float" office:value="6088" calcext:value-type="float">
            <text:p>608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.672754" calcext:value-type="float">
            <text:p>15,673</text:p>
          </table:table-cell>
          <table:table-cell office:value-type="float" office:value="5573" calcext:value-type="float">
            <text:p>557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.938326" calcext:value-type="float">
            <text:p>14,938</text:p>
          </table:table-cell>
          <table:table-cell office:value-type="float" office:value="5615" calcext:value-type="float">
            <text:p>561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4.675798" calcext:value-type="float">
            <text:p>14,676</text:p>
          </table:table-cell>
          <table:table-cell office:value-type="float" office:value="5441" calcext:value-type="float">
            <text:p>544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.195365" calcext:value-type="float">
            <text:p>15,195</text:p>
          </table:table-cell>
          <table:table-cell office:value-type="float" office:value="5717" calcext:value-type="float">
            <text:p>571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.713325" calcext:value-type="float">
            <text:p>13,713</text:p>
          </table:table-cell>
          <table:table-cell office:value-type="float" office:value="5162" calcext:value-type="float">
            <text:p>516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.191154" calcext:value-type="float">
            <text:p>15,191</text:p>
          </table:table-cell>
          <table:table-cell office:value-type="float" office:value="5851" calcext:value-type="float">
            <text:p>585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</text:p>
          </table:table-cell>
          <table:table-cell table:formula="of:=AVERAGE([.G41:.G50])" office:value-type="float" office:value="379.1" calcext:value-type="float">
            <text:p>379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1.767299" calcext:value-type="float">
            <text:p>181,767</text:p>
          </table:table-cell>
          <table:table-cell office:value-type="float" office:value="59421" calcext:value-type="float">
            <text:p>59421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8.82239" calcext:value-type="float">
            <text:p>168,822</text:p>
          </table:table-cell>
          <table:table-cell office:value-type="float" office:value="56040" calcext:value-type="float">
            <text:p>56040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92.135478" calcext:value-type="float">
            <text:p>192,135</text:p>
          </table:table-cell>
          <table:table-cell office:value-type="float" office:value="63957" calcext:value-type="float">
            <text:p>63957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8.763368" calcext:value-type="float">
            <text:p>178,763</text:p>
          </table:table-cell>
          <table:table-cell office:value-type="float" office:value="60399" calcext:value-type="float">
            <text:p>60399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4.609777" calcext:value-type="float">
            <text:p>184,610</text:p>
          </table:table-cell>
          <table:table-cell office:value-type="float" office:value="62512" calcext:value-type="float">
            <text:p>62512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78.67318" calcext:value-type="float">
            <text:p>178,673</text:p>
          </table:table-cell>
          <table:table-cell office:value-type="float" office:value="58747" calcext:value-type="float">
            <text:p>58747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76.31887" calcext:value-type="float">
            <text:p>176,319</text:p>
          </table:table-cell>
          <table:table-cell office:value-type="float" office:value="58379" calcext:value-type="float">
            <text:p>58379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90.052746" calcext:value-type="float">
            <text:p>190,053</text:p>
          </table:table-cell>
          <table:table-cell office:value-type="float" office:value="60543" calcext:value-type="float">
            <text:p>60543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5.194466" calcext:value-type="float">
            <text:p>185,194</text:p>
          </table:table-cell>
          <table:table-cell office:value-type="float" office:value="61960" calcext:value-type="float">
            <text:p>61960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édia makespan</text:p>
          </table:table-cell>
          <table:table-cell/>
        </table:table-row>
        <table:table-row table:style-name="ro1">
          <table:table-cell office:value-type="string" calcext:value-type="string">
            <text:p>monotona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0.774773" calcext:value-type="float">
            <text:p>170,775</text:p>
          </table:table-cell>
          <table:table-cell office:value-type="float" office:value="56822" calcext:value-type="float">
            <text:p>56822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NA</text:p>
          </table:table-cell>
          <table:table-cell table:formula="of:=AVERAGE([.G51:.G60])" office:value-type="float" office:value="2575.4" calcext:value-type="float">
            <text:p>2575,4</text:p>
          </table:table-cell>
          <table:table-cell/>
          <table:table-cell table:formula="of:=AVERAGE([.G1:.G60])" office:value-type="float" office:value="825.2" calcext:value-type="float">
            <text:p>825,2</text:p>
          </table:table-cell>
          <table:table-cell/>
        </table:table-row>
        <table:table-row table:style-name="ro1" table:number-rows-repeated="104851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u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.065394" calcext:value-type="float">
            <text:p>16,065</text:p>
          </table:table-cell>
          <table:table-cell office:value-type="float" office:value="1167" calcext:value-type="float">
            <text:p>116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édia Makespan</text:p>
          </table:table-cell>
          <table:table-cell/>
          <table:table-cell table:style-name="ce3" office:value-type="string" calcext:value-type="string">
            <text:p>TOTAL ITERAÇÕES</text:p>
          </table:table-cell>
          <table:table-cell office:value-type="string" calcext:value-type="string">
            <text:p>SOMA TEMPO</text:p>
          </table:table-cell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110156" calcext:value-type="float">
            <text:p>4,110</text:p>
          </table:table-cell>
          <table:table-cell office:value-type="float" office:value="1208" calcext:value-type="float">
            <text:p>12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formula="of:=SUM([.F1:.F50])" office:value-type="float" office:value="212842" calcext:value-type="float">
            <text:p>212842</text:p>
          </table:table-cell>
          <table:table-cell table:formula="of:=SUM([.E1:.E61])" office:value-type="float" office:value="59338.360403" calcext:value-type="float">
            <text:p>59338,360403</text:p>
          </table:table-cell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658111" calcext:value-type="float">
            <text:p>3,658</text:p>
          </table:table-cell>
          <table:table-cell office:value-type="float" office:value="1224" calcext:value-type="float">
            <text:p>122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644662" calcext:value-type="float">
            <text:p>3,645</text:p>
          </table:table-cell>
          <table:table-cell office:value-type="float" office:value="1206" calcext:value-type="float">
            <text:p>12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441719" calcext:value-type="float">
            <text:p>3,442</text:p>
          </table:table-cell>
          <table:table-cell office:value-type="float" office:value="1167" calcext:value-type="float">
            <text:p>116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320808" calcext:value-type="float">
            <text:p>3,321</text:p>
          </table:table-cell>
          <table:table-cell office:value-type="float" office:value="1146" calcext:value-type="float">
            <text:p>114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366051" calcext:value-type="float">
            <text:p>3,366</text:p>
          </table:table-cell>
          <table:table-cell office:value-type="float" office:value="1178" calcext:value-type="float">
            <text:p>117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314618" calcext:value-type="float">
            <text:p>3,315</text:p>
          </table:table-cell>
          <table:table-cell office:value-type="float" office:value="1203" calcext:value-type="float">
            <text:p>120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616114" calcext:value-type="float">
            <text:p>4,616</text:p>
          </table:table-cell>
          <table:table-cell office:value-type="float" office:value="1166" calcext:value-type="float">
            <text:p>11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06454" calcext:value-type="float">
            <text:p>3,706</text:p>
          </table:table-cell>
          <table:table-cell office:value-type="float" office:value="1204" calcext:value-type="float">
            <text:p>120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</text:p>
          </table:table-cell>
          <table:table-cell table:formula="of:=AVERAGE([.G1:.G10])" office:value-type="float" office:value="179.7" calcext:value-type="float">
            <text:p>179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.451334" calcext:value-type="float">
            <text:p>8,451</text:p>
          </table:table-cell>
          <table:table-cell office:value-type="float" office:value="1756" calcext:value-type="float">
            <text:p>175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650859" calcext:value-type="float">
            <text:p>7,651</text:p>
          </table:table-cell>
          <table:table-cell office:value-type="float" office:value="1674" calcext:value-type="float">
            <text:p>1674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.317895" calcext:value-type="float">
            <text:p>9,318</text:p>
          </table:table-cell>
          <table:table-cell office:value-type="float" office:value="1718" calcext:value-type="float">
            <text:p>171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.029489" calcext:value-type="float">
            <text:p>9,029</text:p>
          </table:table-cell>
          <table:table-cell office:value-type="float" office:value="1858" calcext:value-type="float">
            <text:p>185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381231" calcext:value-type="float">
            <text:p>9,381</text:p>
          </table:table-cell>
          <table:table-cell office:value-type="float" office:value="1885" calcext:value-type="float">
            <text:p>1885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503819" calcext:value-type="float">
            <text:p>8,504</text:p>
          </table:table-cell>
          <table:table-cell office:value-type="float" office:value="1641" calcext:value-type="float">
            <text:p>16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963165" calcext:value-type="float">
            <text:p>7,963</text:p>
          </table:table-cell>
          <table:table-cell office:value-type="float" office:value="1686" calcext:value-type="float">
            <text:p>168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758603" calcext:value-type="float">
            <text:p>7,759</text:p>
          </table:table-cell>
          <table:table-cell office:value-type="float" office:value="1564" calcext:value-type="float">
            <text:p>156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285658" calcext:value-type="float">
            <text:p>7,286</text:p>
          </table:table-cell>
          <table:table-cell office:value-type="float" office:value="1614" calcext:value-type="float">
            <text:p>161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685455" calcext:value-type="float">
            <text:p>9,685</text:p>
          </table:table-cell>
          <table:table-cell office:value-type="float" office:value="1874" calcext:value-type="float">
            <text:p>187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</text:p>
          </table:table-cell>
          <table:table-cell table:formula="of:=AVERAGE([.G11:.G20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567764" calcext:value-type="float">
            <text:p>9,568</text:p>
          </table:table-cell>
          <table:table-cell office:value-type="float" office:value="1950" calcext:value-type="float">
            <text:p>195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.094328" calcext:value-type="float">
            <text:p>11,094</text:p>
          </table:table-cell>
          <table:table-cell office:value-type="float" office:value="2059" calcext:value-type="float">
            <text:p>205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.859501" calcext:value-type="float">
            <text:p>9,860</text:p>
          </table:table-cell>
          <table:table-cell office:value-type="float" office:value="1932" calcext:value-type="float">
            <text:p>193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77585" calcext:value-type="float">
            <text:p>10,776</text:p>
          </table:table-cell>
          <table:table-cell office:value-type="float" office:value="2060" calcext:value-type="float">
            <text:p>206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.673084" calcext:value-type="float">
            <text:p>10,673</text:p>
          </table:table-cell>
          <table:table-cell office:value-type="float" office:value="1919" calcext:value-type="float">
            <text:p>191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.376708" calcext:value-type="float">
            <text:p>11,377</text:p>
          </table:table-cell>
          <table:table-cell office:value-type="float" office:value="2229" calcext:value-type="float">
            <text:p>222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.019305" calcext:value-type="float">
            <text:p>11,019</text:p>
          </table:table-cell>
          <table:table-cell office:value-type="float" office:value="1964" calcext:value-type="float">
            <text:p>19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500032" calcext:value-type="float">
            <text:p>9,500</text:p>
          </table:table-cell>
          <table:table-cell office:value-type="float" office:value="1910" calcext:value-type="float">
            <text:p>19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.718995" calcext:value-type="float">
            <text:p>9,719</text:p>
          </table:table-cell>
          <table:table-cell office:value-type="float" office:value="1973" calcext:value-type="float">
            <text:p>197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489649" calcext:value-type="float">
            <text:p>10,490</text:p>
          </table:table-cell>
          <table:table-cell office:value-type="float" office:value="1956" calcext:value-type="float">
            <text:p>195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</text:p>
          </table:table-cell>
          <table:table-cell table:formula="of:=AVERAGE([.G21:.G30])" office:value-type="float" office:value="239.2" calcext:value-type="float">
            <text:p>239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7.642169" calcext:value-type="float">
            <text:p>87,642</text:p>
          </table:table-cell>
          <table:table-cell office:value-type="float" office:value="6682" calcext:value-type="float">
            <text:p>668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7.195839" calcext:value-type="float">
            <text:p>97,196</text:p>
          </table:table-cell>
          <table:table-cell office:value-type="float" office:value="7538" calcext:value-type="float">
            <text:p>7538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1.89992" calcext:value-type="float">
            <text:p>91,900</text:p>
          </table:table-cell>
          <table:table-cell office:value-type="float" office:value="7139" calcext:value-type="float">
            <text:p>713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.961047" calcext:value-type="float">
            <text:p>90,961</text:p>
          </table:table-cell>
          <table:table-cell office:value-type="float" office:value="6813" calcext:value-type="float">
            <text:p>681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1.948669" calcext:value-type="float">
            <text:p>81,949</text:p>
          </table:table-cell>
          <table:table-cell office:value-type="float" office:value="6176" calcext:value-type="float">
            <text:p>617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6.200828" calcext:value-type="float">
            <text:p>96,201</text:p>
          </table:table-cell>
          <table:table-cell office:value-type="float" office:value="7574" calcext:value-type="float">
            <text:p>7574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4.639992" calcext:value-type="float">
            <text:p>94,640</text:p>
          </table:table-cell>
          <table:table-cell office:value-type="float" office:value="7386" calcext:value-type="float">
            <text:p>738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9.000973" calcext:value-type="float">
            <text:p>89,001</text:p>
          </table:table-cell>
          <table:table-cell office:value-type="float" office:value="6877" calcext:value-type="float">
            <text:p>687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2.573918" calcext:value-type="float">
            <text:p>92,574</text:p>
          </table:table-cell>
          <table:table-cell office:value-type="float" office:value="7258" calcext:value-type="float">
            <text:p>7258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3.57671" calcext:value-type="float">
            <text:p>93,577</text:p>
          </table:table-cell>
          <table:table-cell office:value-type="float" office:value="7268" calcext:value-type="float">
            <text:p>7268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NA</text:p>
          </table:table-cell>
          <table:table-cell table:formula="of:=AVERAGE([.G31:.G40])" office:value-type="float" office:value="1036.8" calcext:value-type="float">
            <text:p>103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5.348272" calcext:value-type="float">
            <text:p>105,348</text:p>
          </table:table-cell>
          <table:table-cell office:value-type="float" office:value="9467" calcext:value-type="float">
            <text:p>946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2.889575" calcext:value-type="float">
            <text:p>102,890</text:p>
          </table:table-cell>
          <table:table-cell office:value-type="float" office:value="9049" calcext:value-type="float">
            <text:p>9049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6.016639" calcext:value-type="float">
            <text:p>96,017</text:p>
          </table:table-cell>
          <table:table-cell office:value-type="float" office:value="8345" calcext:value-type="float">
            <text:p>834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4.234825" calcext:value-type="float">
            <text:p>124,235</text:p>
          </table:table-cell>
          <table:table-cell office:value-type="float" office:value="9262" calcext:value-type="float">
            <text:p>926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8.799591" calcext:value-type="float">
            <text:p>108,800</text:p>
          </table:table-cell>
          <table:table-cell office:value-type="float" office:value="9650" calcext:value-type="float">
            <text:p>965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1.611297" calcext:value-type="float">
            <text:p>101,611</text:p>
          </table:table-cell>
          <table:table-cell office:value-type="float" office:value="9071" calcext:value-type="float">
            <text:p>907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10.078385" calcext:value-type="float">
            <text:p>110,078</text:p>
          </table:table-cell>
          <table:table-cell office:value-type="float" office:value="9870" calcext:value-type="float">
            <text:p>987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8.951187" calcext:value-type="float">
            <text:p>98,951</text:p>
          </table:table-cell>
          <table:table-cell office:value-type="float" office:value="8865" calcext:value-type="float">
            <text:p>886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05.150787" calcext:value-type="float">
            <text:p>105,151</text:p>
          </table:table-cell>
          <table:table-cell office:value-type="float" office:value="9450" calcext:value-type="float">
            <text:p>945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1.101079" calcext:value-type="float">
            <text:p>111,101</text:p>
          </table:table-cell>
          <table:table-cell office:value-type="float" office:value="10011" calcext:value-type="float">
            <text:p>10011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A</text:p>
          </table:table-cell>
          <table:table-cell table:formula="of:=AVERAGE([.G41:.G50])" office:value-type="float" office:value="368.2" calcext:value-type="float">
            <text:p>36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030.064162" calcext:value-type="float">
            <text:p>6030,064</text:p>
          </table:table-cell>
          <table:table-cell office:value-type="float" office:value="77118" calcext:value-type="float">
            <text:p>77118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626.672268" calcext:value-type="float">
            <text:p>5626,672</text:p>
          </table:table-cell>
          <table:table-cell office:value-type="float" office:value="72777" calcext:value-type="float">
            <text:p>72777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60.803697" calcext:value-type="float">
            <text:p>5560,804</text:p>
          </table:table-cell>
          <table:table-cell office:value-type="float" office:value="74337" calcext:value-type="float">
            <text:p>74337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584.125156" calcext:value-type="float">
            <text:p>5584,125</text:p>
          </table:table-cell>
          <table:table-cell office:value-type="float" office:value="74836" calcext:value-type="float">
            <text:p>7483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743.021836" calcext:value-type="float">
            <text:p>5743,022</text:p>
          </table:table-cell>
          <table:table-cell office:value-type="float" office:value="76810" calcext:value-type="float">
            <text:p>76810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482.689645" calcext:value-type="float">
            <text:p>5482,690</text:p>
          </table:table-cell>
          <table:table-cell office:value-type="float" office:value="71993" calcext:value-type="float">
            <text:p>71993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815.89059" calcext:value-type="float">
            <text:p>5815,891</text:p>
          </table:table-cell>
          <table:table-cell office:value-type="float" office:value="77546" calcext:value-type="float">
            <text:p>77546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05.479027" calcext:value-type="float">
            <text:p>5605,479</text:p>
          </table:table-cell>
          <table:table-cell office:value-type="float" office:value="73540" calcext:value-type="float">
            <text:p>73540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806.508855" calcext:value-type="float">
            <text:p>5806,509</text:p>
          </table:table-cell>
          <table:table-cell office:value-type="float" office:value="75078" calcext:value-type="float">
            <text:p>75078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Média makespan</text:p>
          </table:table-cell>
          <table:table-cell/>
        </table:table-row>
        <table:table-row table:style-name="ro1">
          <table:table-cell office:value-type="string" calcext:value-type="string">
            <text:p>tabu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864.936654" calcext:value-type="float">
            <text:p>5864,937</text:p>
          </table:table-cell>
          <table:table-cell office:value-type="float" office:value="74509" calcext:value-type="float">
            <text:p>74509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NA</text:p>
          </table:table-cell>
          <table:table-cell table:formula="of:=AVERAGE([.G51:.G60])" office:value-type="float" office:value="2573.6" calcext:value-type="float">
            <text:p>2573,6</text:p>
          </table:table-cell>
          <table:table-cell/>
          <table:table-cell table:formula="of:=AVERAGE([.G1:.G60])" office:value-type="float" office:value="821.75" calcext:value-type="float">
            <text:p>821,75</text:p>
          </table:table-cell>
          <table:table-cell/>
        </table:table-row>
        <table:table-row table:style-name="ro1" table:number-rows-repeated="104851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3" table:default-cell-style-name="Default"/>
        <table:table-column table:style-name="co6" table:default-cell-style-name="Default"/>
        <table:table-column table:style-name="co2" table:default-cell-style-name="ce7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1ª Melhora</text:p>
          </table:table-cell>
          <table:table-cell table:style-name="ce4" office:value-type="string" calcext:value-type="string">
            <text:p>Tabu</text:p>
          </table:table-cell>
          <table:table-cell table:style-name="ce5"/>
          <table:table-cell table:style-name="ce4"/>
          <table:table-cell table:number-columns-repeated="4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 table:number-columns-spanned="2" table:number-rows-spanned="1">
            <text:p>Média makespan</text:p>
          </table:table-cell>
          <table:covered-table-cell table:style-name="Default"/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6" table:formula="of:=['1ª melhora'.I10]" office:value-type="float" office:value="180.3" calcext:value-type="float">
            <text:p>180,3</text:p>
          </table:table-cell>
          <table:table-cell table:formula="of:=[tabu.I10]" office:value-type="float" office:value="179.7" calcext:value-type="float">
            <text:p>179,7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'1ª melhora'.I20]" office:value-type="float" office:value="525.8" calcext:value-type="float">
            <text:p>525,8</text:p>
          </table:table-cell>
          <table:table-cell table:formula="of:=[tabu.I20]" office:value-type="float" office:value="533" calcext:value-type="float">
            <text:p>533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formula="of:=[tabu.I30]" office:value-type="float" office:value="239.2" calcext:value-type="float">
            <text:p>239,2</text:p>
          </table:table-cell>
          <table:table-cell table:formula="of:=[tabu.I30]" office:value-type="float" office:value="239.2" calcext:value-type="float">
            <text:p>239,2</text:p>
          </table:table-cell>
          <table:table-cell table:number-columns-repeated="6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27.6" calcext:value-type="float">
            <text:p>1027,6</text:p>
          </table:table-cell>
          <table:table-cell table:formula="of:=[tabu.I40]" office:value-type="float" office:value="1036.8" calcext:value-type="float">
            <text:p>1036,8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0" calcext:value-type="float">
            <text:p>50</text:p>
          </table:table-cell>
          <table:table-cell table:formula="of:=['1ª melhora'.I50]" office:value-type="float" office:value="379.1" calcext:value-type="float">
            <text:p>379,1</text:p>
          </table:table-cell>
          <table:table-cell table:formula="of:=[tabu.I50]" office:value-type="float" office:value="368.2" calcext:value-type="float">
            <text:p>368,2</text:p>
          </table:table-cell>
          <table:table-cell table:number-columns-repeated="6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formula="of:=['1ª melhora'.I60]" office:value-type="float" office:value="2575.4" calcext:value-type="float">
            <text:p>2575,4</text:p>
          </table:table-cell>
          <table:table-cell table:formula="of:=[tabu.I60]" office:value-type="float" office:value="2573.6" calcext:value-type="float">
            <text:p>2573,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1ª Melhora</text:p>
          </table:table-cell>
          <table:table-cell table:style-name="ce4" office:value-type="string" calcext:value-type="string">
            <text:p>Tabu</text:p>
          </table:table-cell>
          <table:table-cell office:value-type="string" calcext:value-type="string">
            <text:p>1ª Melhora em ralação à Tabu (%)</text:p>
          </table:table-cell>
          <table:table-cell office:value-type="string" calcext:value-type="string">
            <text:p>Tabu em ralação à 1ª Melhora (%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iterações</text:p>
          </table:table-cell>
          <table:table-cell table:formula="of:=['1ª melhora'.K2]" office:value-type="float" office:value="107663" calcext:value-type="float">
            <text:p>107663</text:p>
          </table:table-cell>
          <table:table-cell table:style-name="ce8" table:formula="of:=[tabu.K2]" office:value-type="float" office:value="212842" calcext:value-type="float">
            <text:p>212842</text:p>
          </table:table-cell>
          <table:table-cell table:style-name="ce9" table:formula="of:=[.C11]*100/[.D11]" office:value-type="float" office:value="50.5835314458613" calcext:value-type="float">
            <text:p>50,58</text:p>
          </table:table-cell>
          <table:table-cell table:style-name="ce10" table:formula="of:=[.D11]*100/[.C11]" office:value-type="float" office:value="197.692800683615" calcext:value-type="float">
            <text:p>197,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édia makespan</text:p>
          </table:table-cell>
          <table:table-cell table:formula="of:=AVERAGE([.C4:.C9])" office:value-type="float" office:value="821.233333333334" calcext:value-type="float">
            <text:p>821,2333333333</text:p>
          </table:table-cell>
          <table:table-cell table:formula="of:=AVERAGE([.D4:.D9])" office:value-type="float" office:value="821.75" calcext:value-type="float">
            <text:p>821,75</text:p>
          </table:table-cell>
          <table:table-cell table:style-name="ce9" table:formula="of:=[.C12]*100/[.D12]" office:value-type="float" office:value="99.9371260521246" calcext:value-type="float">
            <text:p>99,94</text:p>
          </table:table-cell>
          <table:table-cell table:style-name="ce10" table:formula="of:=[.D12]*100/[.C12]" office:value-type="float" office:value="100.062913504079" calcext:value-type="float">
            <text:p>100,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a tempo (segundos)</text:p>
          </table:table-cell>
          <table:table-cell table:style-name="Default" table:formula="of:=['1ª melhora'.L2]/1000" office:value-type="float" office:value="2.055579142" calcext:value-type="float">
            <text:p>2,055579142</text:p>
          </table:table-cell>
          <table:table-cell table:style-name="Default" table:formula="of:=[tabu.L2]/1000" office:value-type="float" office:value="59.338360403" calcext:value-type="float">
            <text:p>59,338360403</text:p>
          </table:table-cell>
          <table:table-cell table:style-name="ce9" table:formula="of:=[.C13]*100/[.D13]" office:value-type="float" office:value="3.46416572355456" calcext:value-type="float">
            <text:p>3,46</text:p>
          </table:table-cell>
          <table:table-cell table:style-name="ce10" table:formula="of:=[.D13]*100/[.C13]" office:value-type="float" office:value="2886.69792325612" calcext:value-type="float">
            <text:p>2.886,7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2" table:style-name="Default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80107" number:language="pt" number:country="BR">
      <number:number number:decimal-places="1" loext:min-decimal-places="1" number:min-integer-digits="1" number:grouping="true"/>
    </number:number-style>
    <number:number-style style:name="N80108" number:language="pt" number:country="BR">
      <number:number number:decimal-places="3" loext:min-decimal-places="3" number:min-integer-digits="1" number:grouping="true"/>
    </number:number-style>
    <number:number-style style:name="N80109" number:language="pt" number:country="BR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7:55:02.135352215</meta:creation-date>
    <dc:date>2016-11-30T11:35:26.705967090</dc:date>
    <meta:editing-duration>PT43M34S</meta:editing-duration>
    <meta:editing-cycles>4</meta:editing-cycles>
    <meta:generator>LibreOffice/5.1.4.2$Linux_X86_64 LibreOffice_project/10m0$Build-2</meta:generator>
    <meta:document-statistic meta:table-count="3" meta:cell-count="1033" meta:object-count="0"/>
  </office:meta>
</office:document-meta>
</file>